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during</text:span><text:span text:style-name="T1_2"><text:s/></text:span><text:span text:style-name="T1_3">training</text:span><text:span text:style-name="T1_4"><text:s/></text:span><text:span text:style-name="T1_5">cycle</text:span><text:span text:style-name="T1_6"><text:s/><text:tab/>,<text:s/></text:span><text:span text:style-name="T1_7">train</text:span><text:span text:style-name="T1_8"><text:s/></text:span><text:span text:style-name="T1_9">error</text:span><text:span text:style-name="T1_10"><text:s/>,<text:s text:c="2"/></text:span><text:span text:style-name="T1_11">test</text:span><text:span text:style-name="T1_12"><text:s/></text:span><text:span text:style-name="T1_13">error</text:span><text:span text:style-name="T1_14"><text:s/>,<text:s text:c="3"/>500</text:span></text:p>
      <text:p text:style-name="P2"><text:span text:style-name="T2_1">11<text:s text:c="3"/>,<text:tab/>3.395504,<text:s text:c="3"/>1.509609</text:span></text:p>
      <text:p text:style-name="P3"><text:span text:style-name="T3_1">21<text:s text:c="3"/>,<text:tab/>3.70581,<text:s text:c="3"/>1.448923</text:span></text:p>
      <text:p text:style-name="P4"><text:span text:style-name="T4_1">31<text:s text:c="3"/>,<text:tab/>3.239379,<text:s text:c="3"/>1.417376</text:span></text:p>
      <text:p text:style-name="P5"><text:span text:style-name="T5_1">41<text:s text:c="3"/>,<text:tab/>3.372303,<text:s text:c="3"/>1.960865</text:span></text:p>
      <text:p text:style-name="P6"><text:span text:style-name="T6_1">51<text:s text:c="3"/>,<text:tab/>3.230742,<text:s text:c="3"/>1.481583</text:span></text:p>
      <text:p text:style-name="P7"><text:span text:style-name="T7_1">61<text:s text:c="3"/>,<text:tab/>3.328278,<text:s text:c="3"/>1.777618</text:span></text:p>
      <text:p text:style-name="P8"><text:span text:style-name="T8_1">71<text:s text:c="3"/>,<text:tab/>2.988692,<text:s text:c="3"/>1.354688</text:span></text:p>
      <text:p text:style-name="P9"><text:span text:style-name="T9_1">81<text:s text:c="3"/>,<text:tab/>3.132658,<text:s text:c="3"/>1.463953</text:span></text:p>
      <text:p text:style-name="P10"><text:span text:style-name="T10_1">91<text:s text:c="3"/>,<text:tab/>2.938868,<text:s text:c="3"/>1.165449</text:span></text:p>
      <text:p text:style-name="P11"><text:span text:style-name="T11_1">101<text:s text:c="3"/>,<text:tab/>3.034863,<text:s text:c="3"/>1.308783</text:span></text:p>
      <text:p text:style-name="P12"><text:span text:style-name="T12_1">111<text:s text:c="3"/>,<text:tab/>3.032053,<text:s text:c="3"/>1.302733</text:span></text:p>
      <text:p text:style-name="P13"><text:span text:style-name="T13_1">121<text:s text:c="3"/>,<text:tab/>3.075451,<text:s text:c="3"/>1.224759</text:span></text:p>
      <text:p text:style-name="P14"><text:span text:style-name="T14_1">131<text:s text:c="3"/>,<text:tab/>3.142138,<text:s text:c="3"/>1.359151</text:span></text:p>
      <text:p text:style-name="P15"><text:span text:style-name="T15_1">141<text:s text:c="3"/>,<text:tab/>3.103924,<text:s text:c="3"/>1.45286</text:span></text:p>
      <text:p text:style-name="P16"><text:span text:style-name="T16_1">151<text:s text:c="3"/>,<text:tab/>3.324699,<text:s text:c="3"/>1.470089</text:span></text:p>
      <text:p text:style-name="P17"><text:span text:style-name="T17_1">161<text:s text:c="3"/>,<text:tab/>3.037924,<text:s text:c="3"/>1.239521</text:span></text:p>
      <text:p text:style-name="P18"><text:span text:style-name="T18_1">171<text:s text:c="3"/>,<text:tab/>3.068345,<text:s text:c="3"/>1.361286</text:span></text:p>
      <text:p text:style-name="P19"><text:span text:style-name="T19_1">181<text:s text:c="3"/>,<text:tab/>3.070845,<text:s text:c="3"/>1.466002</text:span></text:p>
      <text:p text:style-name="P20"><text:span text:style-name="T20_1">191<text:s text:c="3"/>,<text:tab/>3.081742,<text:s text:c="3"/>1.322522</text:span></text:p>
      <text:p text:style-name="P21"><text:span text:style-name="T21_1">201<text:s text:c="3"/>,<text:tab/>3.371331,<text:s text:c="3"/>1.300152</text:span></text:p>
      <text:p text:style-name="P22"><text:span text:style-name="T22_1">211<text:s text:c="3"/>,<text:tab/>3.394696,<text:s text:c="3"/>1.670183</text:span></text:p>
      <text:p text:style-name="P23"><text:span text:style-name="T23_1">221<text:s text:c="3"/>,<text:tab/>3.206272,<text:s text:c="3"/>1.475864</text:span></text:p>
      <text:p text:style-name="P24"><text:span text:style-name="T24_1">231<text:s text:c="3"/>,<text:tab/>3.114199,<text:s text:c="3"/>1.428183</text:span></text:p>
      <text:p text:style-name="P25"><text:span text:style-name="T25_1">241<text:s text:c="3"/>,<text:tab/>3.241475,<text:s text:c="3"/>1.461634</text:span></text:p>
      <text:p text:style-name="P26"><text:span text:style-name="T26_1">251<text:s text:c="3"/>,<text:tab/>3.192792,<text:s text:c="3"/>1.596118</text:span></text:p>
      <text:p text:style-name="P27"><text:span text:style-name="T27_1">261<text:s text:c="3"/>,<text:tab/>3.083063,<text:s text:c="3"/>1.593152</text:span></text:p>
      <text:p text:style-name="P28"><text:span text:style-name="T28_1">271<text:s text:c="3"/>,<text:tab/>3.086932,<text:s text:c="3"/>1.621445</text:span></text:p>
      <text:p text:style-name="P29"><text:span text:style-name="T29_1">281<text:s text:c="3"/>,<text:tab/>2.974896,<text:s text:c="3"/>1.494755</text:span></text:p>
      <text:p text:style-name="P30"><text:span text:style-name="T30_1">291<text:s text:c="3"/>,<text:tab/>3.071937,<text:s text:c="3"/>1.391723</text:span></text:p>
      <text:p text:style-name="P31"><text:span text:style-name="T31_1">301<text:s text:c="3"/>,<text:tab/>3.058168,<text:s text:c="3"/>1.610306</text:span></text:p>
      <text:p text:style-name="P32"><text:span text:style-name="T32_1">311<text:s text:c="3"/>,<text:tab/>2.938693,<text:s text:c="3"/>1.380971</text:span></text:p>
      <text:p text:style-name="P33"><text:span text:style-name="T33_1">321<text:s text:c="3"/>,<text:tab/>3.147671,<text:s text:c="3"/>1.517204</text:span></text:p>
      <text:p text:style-name="P34"><text:span text:style-name="T34_1">331<text:s text:c="3"/>,<text:tab/>2.999963,<text:s text:c="3"/>1.501481</text:span></text:p>
      <text:p text:style-name="P35"><text:span text:style-name="T35_1">341<text:s text:c="3"/>,<text:tab/>2.974439,<text:s text:c="3"/>1.529499</text:span></text:p>
      <text:p text:style-name="P36"><text:span text:style-name="T36_1">351<text:s text:c="3"/>,<text:tab/>3.02412,<text:s text:c="3"/>1.341846</text:span></text:p>
      <text:p text:style-name="P37"><text:span text:style-name="T37_1">361<text:s text:c="3"/>,<text:tab/>2.987336,<text:s text:c="3"/>1.393271</text:span></text:p>
      <text:p text:style-name="P38"><text:span text:style-name="T38_1">371<text:s text:c="3"/>,<text:tab/>2.981287,<text:s text:c="3"/>1.365683</text:span></text:p>
      <text:p text:style-name="P39"><text:span text:style-name="T39_1">381<text:s text:c="3"/>,<text:tab/>3.013503,<text:s text:c="3"/>1.625157</text:span></text:p>
      <text:p text:style-name="P40"><text:span text:style-name="T40_1">391<text:s text:c="3"/>,<text:tab/>3.068943,<text:s text:c="3"/>1.666931</text:span></text:p>
      <text:p text:style-name="P41"><text:span text:style-name="T41_1">401<text:s text:c="3"/>,<text:tab/>3.042802,<text:s text:c="3"/>1.565738</text:span></text:p>
      <text:p text:style-name="P42"><text:span text:style-name="T42_1">411<text:s text:c="3"/>,<text:tab/>3.056087,<text:s text:c="3"/>1.589728</text:span></text:p>
      <text:p text:style-name="P43"><text:span text:style-name="T43_1">421<text:s text:c="3"/>,<text:tab/>2.984067,<text:s text:c="3"/>1.551103</text:span></text:p>
      <text:p text:style-name="P44"><text:span text:style-name="T44_1">431<text:s text:c="3"/>,<text:tab/>2.943099,<text:s text:c="3"/>1.349091</text:span></text:p>
      <text:p text:style-name="P45"><text:span text:style-name="T45_1">441<text:s text:c="3"/>,<text:tab/>2.945378,<text:s text:c="3"/>1.568778</text:span></text:p>
      <text:p text:style-name="P46"><text:span text:style-name="T46_1">451<text:s text:c="3"/>,<text:tab/>3.013407,<text:s text:c="3"/>1.387417</text:span></text:p>
      <text:p text:style-name="P47"><text:span text:style-name="T47_1">461<text:s text:c="3"/>,<text:tab/>3.052429,<text:s text:c="3"/>1.615108</text:span></text:p>
      <text:p text:style-name="P48"><text:span text:style-name="T48_1">471<text:s text:c="3"/>,<text:tab/>3.099127,<text:s text:c="3"/>1.506911</text:span></text:p>
      <text:p text:style-name="P49"><text:span text:style-name="T49_1">481<text:s text:c="3"/>,<text:tab/>3.060381,<text:s text:c="3"/>1.577943</text:span></text:p>
      <text:p text:style-name="P50"><text:span text:style-name="T50_1">491<text:s text:c="3"/>,<text:tab/>3.038062,<text:s text:c="3"/>1.662313</text:span></text:p>
      <text:p text:style-name="P5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